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text-properties officeooo:paragraph-rsid="001ed666"/>
    </style:style>
    <style:style style:name="P5" style:family="paragraph" style:parent-style-name="Table_20_Contents">
      <style:text-properties officeooo:paragraph-rsid="001ed666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d666" style:font-size-asian="11pt" style:font-size-complex="11pt"/>
    </style:style>
    <style:style style:name="P7" style:family="paragraph" style:parent-style-name="Azione_20_attore">
      <style:text-properties officeooo:paragraph-rsid="001ed666"/>
    </style:style>
    <style:style style:name="P8" style:family="paragraph" style:parent-style-name="Azione_20_attore" style:list-style-name="">
      <style:text-properties officeooo:paragraph-rsid="001ed666"/>
    </style:style>
    <style:style style:name="P9" style:family="paragraph" style:parent-style-name="Azione_20_sistema">
      <style:text-properties officeooo:paragraph-rsid="001ed666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Elimina 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<text:span text:style-name="T1">Responsabile scientifico specializza direttore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1">Responsabile scientif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298493" text:style-name="Numerazione_20_UC">
              <text:list-item text:start-value="1">
                <text:p text:style-name="P7"><text:span text:style-name="T1">Il responsabile scientifico accede all'area per la cancellazione di un tirocinante.</text:span></text:p>
              </text:list-item>
              <text:list-item>
                <text:p text:style-name="P9"><text:span text:style-name="T1">Il sistema riceve la richiesta e invia una form contenente il campo vuoto relativo ala matricola del tirocinante da eliminare.</text:span></text:p>
              </text:list-item>
              <text:list-item>
                <text:p text:style-name="P7"><text:span text:style-name="T1">Il responsabile scientifico riceve il form e lo completa, inserendo la matricola.</text:span></text:p>
              </text:list-item>
              <text:list-item>
                <text:p text:style-name="P9"><text:span text:style-name="T1">Il sistema riceve il form completo ed effettua la cancellazione.</text:span></text:p>
              </text:list-item>
              <text:list-item>
                <text:p text:style-name="P9"><text:span text:style-name="T1">Il sistema invia un messaggio di avvenuta cancellazione al responsabile.</text:span></text:p>
                <text:p text:style-name="P7"><text:span text:style-name="T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">Il responsabile visualizza il messaggio di avvenuta comunicazione ed esc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378323" text:style-name="L1">
              <text:list-item>
                <text:p text:style-name="P4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1">Il responsabile scientifico riceve la forma da compilare entro 20 secondi e il relativo messaggio di avvenuta modifica o di errore in 20 secondi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2</meta:editing-cycles>
    <meta:generator>LibreOffice/3.6$Windows_x86 LibreOffice_project/da8c1e6-fd468f4-454e206-f42a4a9-143cfd</meta:generator>
    <dc:date>2012-10-23T12:30:57.94</dc:date>
    <meta:document-statistic meta:table-count="1" meta:image-count="0" meta:object-count="0" meta:page-count="1" meta:paragraph-count="20" meta:word-count="160" meta:character-count="1074" meta:non-whitespace-character-count="941"/>
  </office:meta>
</office:document-meta>
</file>